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39cm"/>
    </style:style>
    <style:style style:name="pr3" style:family="presentation" style:parent-style-name="Default-subtitle">
      <style:graphic-properties draw:fill-color="#ffffff" fo:min-height="9.852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unkcjonalności</text:p>
          </draw:text-box>
        </draw:frame>
        <draw:frame presentation:style-name="pr2" draw:text-style-name="P2" draw:layer="layout" svg:width="7.796cm" svg:height="8.083cm" svg:x="1.146cm" svg:y="5.177cm" presentation:class="subtitle" presentation:user-transformed="true">
          <draw:text-box>
            <text:p text:style-name="P1"><text:span text:style-name="T1">Klasa grupa:</text:span></text:p>
            <text:p text:style-name="P1"><text:span text:style-name="T1">-idGrupy</text:span></text:p>
            <text:p text:style-name="P1"><text:span text:style-name="T1">-nazwa</text:span></text:p>
            <text:p text:style-name="P1"><text:span text:style-name="T1">-ilość osób(int idGrupy)</text:span></text:p>
            <text:p text:style-name="P1"><text:span text:style-name="T2"/></text:p>
            <text:p text:style-name="P1"><text:span text:style-name="T1">GrupaDao</text:span></text:p>
            <text:p text:style-name="P1"><text:span text:style-name="T1">- listagrup()</text:span></text:p>
            <text:p text:style-name="P1"><text:span text:style-name="T1">- dodajGrupę()</text:span></text:p>
            <text:p text:style-name="P1"><text:span text:style-name="T1">- edytujGrupe(nt idGrupy)</text:span></text:p>
            <text:p text:style-name="P1"><text:span text:style-name="T1">- usunGrupe(nt idGrupy)</text:span></text:p>
            <text:p text:style-name="P1"><text:span text:style-name="T1">- pokazGrupe(nt idGrupy)</text:span></text:p>
            <text:p text:style-name="P1"><text:span text:style-name="T1">-ilość osób(int idGrupy)</text:span></text:p>
            <text:p text:style-name="P1"/>
          </draw:text-box>
        </draw:frame>
        <draw:frame presentation:style-name="pr3" draw:text-style-name="P2" draw:layer="layout" svg:width="7.796cm" svg:height="9.904cm" svg:x="8.206cm" svg:y="5.173cm">
          <draw:text-box>
            <text:p text:style-name="P1"><text:span text:style-name="T1">Klasa grupa:Student</text:span></text:p>
            <text:p text:style-name="P1"><text:span text:style-name="T1">-idStudenta</text:span></text:p>
            <text:p text:style-name="P1"><text:span text:style-name="T1">-imie</text:span></text:p>
            <text:p text:style-name="P1"><text:span text:style-name="T1">-nazwisko</text:span></text:p>
            <text:p text:style-name="P1"><text:span text:style-name="T1">-mail</text:span></text:p>
            <text:p text:style-name="P1"><text:span text:style-name="T1">-wiek</text:span></text:p>
            <text:p text:style-name="P1"><text:span text:style-name="T1">-id grupy</text:span></text:p>
            <text:p text:style-name="P1"><text:span text:style-name="T2"/></text:p>
            <text:p text:style-name="P1"><text:span text:style-name="T2"/></text:p>
            <text:p text:style-name="P1"><text:span text:style-name="T1">StudentDao</text:span></text:p>
            <text:p text:style-name="P1"><text:span text:style-name="T1">- listaStudentow(int idGrupy)</text:span></text:p>
            <text:p text:style-name="P1"><text:span text:style-name="T1">- calalistastudentow ()</text:span></text:p>
            <text:p text:style-name="P1"><text:span text:style-name="T1">- dodajStudent()</text:span></text:p>
            <text:p text:style-name="P1"><text:span text:style-name="T1">- edytujStudent()</text:span></text:p>
            <text:p text:style-name="P1"><text:span text:style-name="T1">- usunStudent()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09:57:14.959860037</meta:creation-date>
    <meta:editing-duration>PT1M45S</meta:editing-duration>
    <meta:editing-cycles>2</meta:editing-cycles>
    <meta:generator>LibreOffice/5.1.6.2$Linux_X86_64 LibreOffice_project/10m0$Build-2</meta:generator>
    <dc:date>2017-08-13T09:58:57.221692452</dc:date>
    <meta:document-statistic meta:object-count="26"/>
  </office:meta>
</office:document-meta>
</file>